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Calibri Light1" svg:font-family="'Calibri Light', 'Calibri Light MSFontService', sans-serif"/>
    <style:font-face style:name="Calibri" svg:font-family="Calibri, 'Calibri EmbeddedFont', 'Calibri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0b00dc" officeooo:paragraph-rsid="000b00dc"/>
    </style:style>
    <style:style style:name="P2" style:family="paragraph" style:parent-style-name="Heading_20_1">
      <style:text-properties officeooo:paragraph-rsid="000b00dc"/>
    </style:style>
    <style:style style:name="P3" style:family="paragraph" style:parent-style-name="Subtitle">
      <style:text-properties officeooo:rsid="000b00dc" officeooo:paragraph-rsid="000b00dc"/>
    </style:style>
    <style:style style:name="P4" style:family="paragraph" style:parent-style-name="Text_20_body" style:list-style-name="List_20_1">
      <style:text-properties fo:font-weight="normal" officeooo:rsid="000bdb35" officeooo:paragraph-rsid="000e7176" style:font-weight-asian="normal" style:font-weight-complex="normal"/>
    </style:style>
    <style:style style:name="P5" style:family="paragraph" style:parent-style-name="Text_20_body" style:list-style-name="List_20_1">
      <style:text-properties fo:font-weight="normal" officeooo:rsid="000bdb35" officeooo:paragraph-rsid="0010bcae" style:font-weight-asian="normal" style:font-weight-complex="normal"/>
    </style:style>
    <style:style style:name="P6" style:family="paragraph" style:parent-style-name="Text_20_body" style:list-style-name="List_20_1">
      <style:text-properties fo:font-weight="normal" officeooo:rsid="000f0e72" officeooo:paragraph-rsid="000f0e72" style:font-weight-asian="normal" style:font-weight-complex="normal"/>
    </style:style>
    <style:style style:name="P7" style:family="paragraph" style:parent-style-name="Text_20_body" style:list-style-name="List_20_1">
      <style:text-properties fo:font-weight="normal" officeooo:rsid="000f0e72" officeooo:paragraph-rsid="000f57e8" style:font-weight-asian="normal" style:font-weight-complex="normal"/>
    </style:style>
    <style:style style:name="P8" style:family="paragraph" style:parent-style-name="Text_20_body" style:list-style-name="List_20_1">
      <style:text-properties fo:font-weight="normal" officeooo:rsid="000f0e72" officeooo:paragraph-rsid="00123f7c" style:font-weight-asian="normal" style:font-weight-complex="normal"/>
    </style:style>
    <style:style style:name="P9" style:family="paragraph" style:parent-style-name="Text_20_body" style:list-style-name="List_20_1">
      <style:text-properties fo:font-weight="normal" officeooo:rsid="0015a55e" officeooo:paragraph-rsid="0015a55e" style:font-weight-asian="normal" style:font-weight-complex="normal"/>
    </style:style>
    <style:style style:name="P10" style:family="paragraph" style:parent-style-name="Text_20_body" style:list-style-name="List_20_1">
      <style:text-properties fo:font-weight="normal" officeooo:rsid="0015aba1" officeooo:paragraph-rsid="0015aba1" style:font-weight-asian="normal" style:font-weight-complex="normal"/>
    </style:style>
    <style:style style:name="P11" style:family="paragraph" style:parent-style-name="Text_20_body" style:list-style-name="List_20_1">
      <style:text-properties fo:font-weight="normal" officeooo:rsid="0015aba1" officeooo:paragraph-rsid="00169723" style:font-weight-asian="normal" style:font-weight-complex="normal"/>
    </style:style>
    <style:style style:name="P12" style:family="paragraph" style:parent-style-name="Text_20_body" style:list-style-name="List_20_1">
      <style:text-properties fo:font-weight="normal" officeooo:rsid="00169723" officeooo:paragraph-rsid="00169723" style:font-weight-asian="normal" style:font-weight-complex="normal"/>
    </style:style>
    <style:style style:name="P13" style:family="paragraph" style:parent-style-name="Text_20_body" style:list-style-name="Numbering_20_123">
      <style:text-properties officeooo:paragraph-rsid="000b00dc"/>
    </style:style>
    <style:style style:name="P14" style:family="paragraph" style:parent-style-name="Text_20_body" style:list-style-name="List_20_1">
      <style:text-properties officeooo:paragraph-rsid="000f57e8"/>
    </style:style>
    <style:style style:name="P15" style:family="paragraph" style:parent-style-name="Text_20_body" style:list-style-name="List_20_1">
      <style:text-properties officeooo:paragraph-rsid="0010bcae"/>
    </style:style>
    <style:style style:name="P16" style:family="paragraph" style:parent-style-name="Text_20_body" style:list-style-name="List_20_1">
      <style:text-properties officeooo:paragraph-rsid="00123f7c"/>
    </style:style>
    <style:style style:name="P17" style:family="paragraph" style:parent-style-name="Text_20_body" style:list-style-name="List_20_1">
      <style:text-properties officeooo:paragraph-rsid="0013d5ef"/>
    </style:style>
    <style:style style:name="P18" style:family="paragraph" style:parent-style-name="Text_20_body" style:list-style-name="List_20_1">
      <style:text-properties officeooo:paragraph-rsid="0015a55e"/>
    </style:style>
    <style:style style:name="P19" style:family="paragraph" style:parent-style-name="Text_20_body" style:list-style-name="List_20_1">
      <style:text-properties officeooo:paragraph-rsid="0015aba1"/>
    </style:style>
    <style:style style:name="P20" style:family="paragraph" style:parent-style-name="Text_20_body" style:list-style-name="List_20_1">
      <style:text-properties officeooo:paragraph-rsid="00169723"/>
    </style:style>
    <style:style style:name="P21" style:family="paragraph" style:parent-style-name="Text_20_body" style:list-style-name="List_20_1">
      <style:text-properties officeooo:rsid="000bdb35" officeooo:paragraph-rsid="000bdb35"/>
    </style:style>
    <style:style style:name="P22" style:family="paragraph" style:parent-style-name="Text_20_body" style:list-style-name="List_20_1">
      <style:text-properties officeooo:rsid="000d60ce" officeooo:paragraph-rsid="000d60ce"/>
    </style:style>
    <style:style style:name="P23" style:family="paragraph" style:parent-style-name="Text_20_body" style:list-style-name="List_20_1">
      <style:text-properties officeooo:rsid="000d60ce" officeooo:paragraph-rsid="000e7176"/>
    </style:style>
    <style:style style:name="P24" style:family="paragraph" style:parent-style-name="Text_20_body">
      <style:text-properties fo:font-style="italic" officeooo:paragraph-rsid="000b00dc" style:font-style-asian="italic" style:font-style-complex="italic"/>
    </style:style>
    <style:style style:name="P25" style:family="paragraph" style:parent-style-name="Text_20_body">
      <style:text-properties fo:font-style="italic" officeooo:rsid="000bdb35" officeooo:paragraph-rsid="000bdb35" style:font-style-asian="italic" style:font-style-complex="italic"/>
    </style:style>
    <style:style style:name="P26" style:family="paragraph" style:parent-style-name="Text_20_body">
      <style:text-properties fo:font-style="italic" officeooo:paragraph-rsid="000d60ce" style:font-style-asian="italic" style:font-style-complex="italic"/>
    </style:style>
    <style:style style:name="P27" style:family="paragraph" style:parent-style-name="Text_20_body" style:list-style-name="List_20_1">
      <style:text-properties officeooo:rsid="000e7176" officeooo:paragraph-rsid="000e7176"/>
    </style:style>
    <style:style style:name="P28" style:family="paragraph" style:parent-style-name="Text_20_body">
      <style:text-properties officeooo:paragraph-rsid="000e7176"/>
    </style:style>
    <style:style style:name="P29" style:family="paragraph" style:parent-style-name="Text_20_body" style:list-style-name="List_20_1">
      <style:text-properties fo:font-weight="bold" officeooo:rsid="000bdb35" officeooo:paragraph-rsid="000bdb35" style:font-weight-asian="bold" style:font-weight-complex="bold"/>
    </style:style>
    <style:style style:name="P30" style:family="paragraph" style:parent-style-name="Text_20_body" style:list-style-name="List_20_1">
      <style:text-properties fo:font-weight="bold" officeooo:rsid="000bdb35" officeooo:paragraph-rsid="000e7176" style:font-weight-asian="bold" style:font-weight-complex="bold"/>
    </style:style>
    <style:style style:name="P31" style:family="paragraph" style:parent-style-name="Text_20_body" style:list-style-name="List_20_1">
      <style:text-properties fo:font-weight="bold" officeooo:rsid="000bdb35" officeooo:paragraph-rsid="000f57e8" style:font-weight-asian="bold" style:font-weight-complex="bold"/>
    </style:style>
    <style:style style:name="P32" style:family="paragraph" style:parent-style-name="Text_20_body" style:list-style-name="List_20_1">
      <style:text-properties fo:font-weight="bold" officeooo:rsid="000bdb35" officeooo:paragraph-rsid="0010bcae" style:font-weight-asian="bold" style:font-weight-complex="bold"/>
    </style:style>
    <style:style style:name="P33" style:family="paragraph" style:parent-style-name="Text_20_body" style:list-style-name="List_20_1">
      <style:text-properties fo:font-weight="bold" officeooo:rsid="000bdb35" officeooo:paragraph-rsid="00123f7c" style:font-weight-asian="bold" style:font-weight-complex="bold"/>
    </style:style>
    <style:style style:name="P34" style:family="paragraph" style:parent-style-name="Text_20_body" style:list-style-name="List_20_1">
      <style:text-properties fo:font-weight="bold" officeooo:rsid="000bdb35" officeooo:paragraph-rsid="0013d5ef" style:font-weight-asian="bold" style:font-weight-complex="bold"/>
    </style:style>
    <style:style style:name="P35" style:family="paragraph" style:parent-style-name="Text_20_body" style:list-style-name="List_20_1">
      <style:text-properties fo:font-weight="bold" officeooo:rsid="000bdb35" officeooo:paragraph-rsid="0015a55e" style:font-weight-asian="bold" style:font-weight-complex="bold"/>
    </style:style>
    <style:style style:name="P36" style:family="paragraph" style:parent-style-name="Text_20_body" style:list-style-name="List_20_1">
      <style:text-properties fo:font-weight="bold" officeooo:rsid="000bdb35" officeooo:paragraph-rsid="0015aba1" style:font-weight-asian="bold" style:font-weight-complex="bold"/>
    </style:style>
    <style:style style:name="P37" style:family="paragraph" style:parent-style-name="Text_20_body" style:list-style-name="List_20_1">
      <style:text-properties fo:font-weight="bold" officeooo:rsid="000bdb35" officeooo:paragraph-rsid="00169723" style:font-weight-asian="bold" style:font-weight-complex="bold"/>
    </style:style>
    <style:style style:name="P38" style:family="paragraph" style:parent-style-name="Text_20_body" style:list-style-name="List_20_1">
      <style:text-properties fo:font-weight="bold" officeooo:rsid="000d60ce" officeooo:paragraph-rsid="000d60ce" style:font-weight-asian="bold" style:font-weight-complex="bold"/>
    </style:style>
    <style:style style:name="P39" style:family="paragraph" style:parent-style-name="Text_20_body">
      <style:text-properties officeooo:paragraph-rsid="000f57e8"/>
    </style:style>
    <style:style style:name="P40" style:family="paragraph" style:parent-style-name="Text_20_body">
      <style:text-properties officeooo:paragraph-rsid="0010bcae"/>
    </style:style>
    <style:style style:name="P41" style:family="paragraph" style:parent-style-name="Text_20_body">
      <style:text-properties officeooo:paragraph-rsid="00123f7c"/>
    </style:style>
    <style:style style:name="P42" style:family="paragraph" style:parent-style-name="Text_20_body">
      <style:text-properties officeooo:paragraph-rsid="0013d5ef"/>
    </style:style>
    <style:style style:name="P43" style:family="paragraph" style:parent-style-name="Text_20_body">
      <style:text-properties officeooo:paragraph-rsid="0015a55e"/>
    </style:style>
    <style:style style:name="P44" style:family="paragraph" style:parent-style-name="Text_20_body">
      <style:text-properties officeooo:paragraph-rsid="0015aba1"/>
    </style:style>
    <style:style style:name="P45" style:family="paragraph" style:parent-style-name="Text_20_body">
      <style:text-properties officeooo:paragraph-rsid="00169723"/>
    </style:style>
    <style:style style:name="P46" style:family="paragraph" style:parent-style-name="Title">
      <style:text-properties officeooo:paragraph-rsid="000b00dc"/>
    </style:style>
    <style:style style:name="T1" style:family="text">
      <style:text-properties officeooo:rsid="000b00dc"/>
    </style:style>
    <style:style style:name="T2" style:family="text">
      <style:text-properties style:font-name="Calibri Light" fo:font-size="28pt" fo:language="es" fo:country="ES"/>
    </style:style>
    <style:style style:name="T3" style:family="text">
      <style:text-properties officeooo:rsid="000bdb35"/>
    </style:style>
    <style:style style:name="T4" style:family="text">
      <style:text-properties officeooo:rsid="000d60ce"/>
    </style:style>
    <style:style style:name="T5" style:family="text">
      <style:text-properties officeooo:rsid="000e717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e7176" style:font-style-asian="italic" style:font-style-complex="italic"/>
    </style:style>
    <style:style style:name="T8" style:family="text">
      <style:text-properties fo:font-style="italic" officeooo:rsid="000f57e8" style:font-style-asian="italic" style:font-style-complex="italic"/>
    </style:style>
    <style:style style:name="T9" style:family="text">
      <style:text-properties fo:font-style="italic" officeooo:rsid="0010bcae" style:font-style-asian="italic" style:font-style-complex="italic"/>
    </style:style>
    <style:style style:name="T10" style:family="text">
      <style:text-properties fo:font-style="italic" officeooo:rsid="00123f7c" style:font-style-asian="italic" style:font-style-complex="italic"/>
    </style:style>
    <style:style style:name="T11" style:family="text">
      <style:text-properties fo:font-style="italic" officeooo:rsid="0013d5ef" style:font-style-asian="italic" style:font-style-complex="italic"/>
    </style:style>
    <style:style style:name="T12" style:family="text">
      <style:text-properties fo:font-style="italic" officeooo:rsid="0015a55e" style:font-style-asian="italic" style:font-style-complex="italic"/>
    </style:style>
    <style:style style:name="T13" style:family="text">
      <style:text-properties fo:font-style="italic" officeooo:rsid="0015aba1" style:font-style-asian="italic" style:font-style-complex="italic"/>
    </style:style>
    <style:style style:name="T14" style:family="text">
      <style:text-properties fo:font-style="italic" officeooo:rsid="00169723" style:font-style-asian="italic" style:font-style-complex="italic"/>
    </style:style>
    <style:style style:name="T15" style:family="text">
      <style:text-properties fo:font-style="italic" fo:font-weight="normal" officeooo:rsid="0013d5ef" style:font-style-asian="italic" style:font-weight-asian="normal" style:font-style-complex="italic" style:font-weight-complex="normal"/>
    </style:style>
    <style:style style:name="T16" style:family="text">
      <style:text-properties officeooo:rsid="000f0e72"/>
    </style:style>
    <style:style style:name="T17" style:family="text">
      <style:text-properties officeooo:rsid="000f57e8"/>
    </style:style>
    <style:style style:name="T18" style:family="text">
      <style:text-properties fo:font-weight="normal" officeooo:rsid="000bdb35" style:font-weight-asian="normal" style:font-weight-complex="normal"/>
    </style:style>
    <style:style style:name="T19" style:family="text">
      <style:text-properties fo:font-weight="normal" officeooo:rsid="000f57e8" style:font-weight-asian="normal" style:font-weight-complex="normal"/>
    </style:style>
    <style:style style:name="T20" style:family="text">
      <style:text-properties fo:font-weight="normal" officeooo:rsid="000f0e72" style:font-weight-asian="normal" style:font-weight-complex="normal"/>
    </style:style>
    <style:style style:name="T21" style:family="text">
      <style:text-properties fo:font-weight="normal" officeooo:rsid="0010bcae" style:font-weight-asian="normal" style:font-weight-complex="normal"/>
    </style:style>
    <style:style style:name="T22" style:family="text">
      <style:text-properties fo:font-weight="normal" officeooo:rsid="0010dd11" style:font-weight-asian="normal" style:font-weight-complex="normal"/>
    </style:style>
    <style:style style:name="T23" style:family="text">
      <style:text-properties fo:font-weight="normal" officeooo:rsid="00123f7c" style:font-weight-asian="normal" style:font-weight-complex="normal"/>
    </style:style>
    <style:style style:name="T24" style:family="text">
      <style:text-properties fo:font-weight="normal" officeooo:rsid="0013d5ef" style:font-weight-asian="normal" style:font-weight-complex="normal"/>
    </style:style>
    <style:style style:name="T25" style:family="text">
      <style:text-properties fo:font-weight="normal" officeooo:rsid="0015a55e" style:font-weight-asian="normal" style:font-weight-complex="normal"/>
    </style:style>
    <style:style style:name="T26" style:family="text">
      <style:text-properties fo:font-weight="normal" officeooo:rsid="0015aba1" style:font-weight-asian="normal" style:font-weight-complex="normal"/>
    </style:style>
    <style:style style:name="T27" style:family="text">
      <style:text-properties fo:font-weight="normal" officeooo:rsid="00169723" style:font-weight-asian="normal" style:font-weight-complex="normal"/>
    </style:style>
    <style:style style:name="T28" style:family="text">
      <style:text-properties fo:font-weight="normal" officeooo:rsid="001794d8" style:font-weight-asian="normal" style:font-weight-complex="normal"/>
    </style:style>
    <style:style style:name="T29" style:family="text">
      <style:text-properties officeooo:rsid="0010bcae"/>
    </style:style>
    <style:style style:name="T30" style:family="text">
      <style:text-properties officeooo:rsid="00123f7c"/>
    </style:style>
    <style:style style:name="T31" style:family="text">
      <style:text-properties fo:font-style="normal" fo:font-weight="normal" officeooo:rsid="0013d5ef" style:font-style-asian="normal" style:font-weight-asian="normal" style:font-style-complex="normal" style:font-weight-complex="normal"/>
    </style:style>
    <style:style style:name="T32" style:family="text">
      <style:text-properties officeooo:rsid="0015a55e"/>
    </style:style>
    <style:style style:name="T33" style:family="text">
      <style:text-properties officeooo:rsid="0015aba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">SIW PL1. Introducción a los buscadores web</text:span></text:p>
      <text:p text:style-name="P3">Hugo Fonseca Díaz (UO258318)</text:p>
      <text:h text:style-name="P1" text:outline-level="1">Cuestiones empleadas</text:h>
      <text:list xml:id="list1181074103" text:style-name="Numbering_20_123">
        <text:list-item>
          <text:p text:style-name="P13">¿Cuál crees que es la diferencia entre las tareas fáciles y difíciles a priori? ¿Por qué crees que algunas tareas son más fáciles para el buscador y otras difíciles? ¿Qué características tienen las tareas a priori difíciles (en 2009) que ahora resultan más fáciles?</text:p>
        </text:list-item>
        <text:list-item>
          <text:p text:style-name="P13">¿Qué diferencias supone realizar las consultas en inglés y castellano para unas y otras tareas? ¿Qué diferencias supone realizar las consultas en inglés y castellano a la hora de obtener información enriquecida del buscador (consultas relacionadas, infoboxes, etc.)? ¿Existe alguna tarea que es virtualmente irresoluble por culpa del idioma? ¿Cuál? ¿Por qué crees que sucede esto?</text:p>
        </text:list-item>
        <text:list-item>
          <text:p text:style-name="P13">¿Cuáles son las principales diferencias entre los buscadores comparados respecto a ambas clases de tareas? ¿Cuáles son las principales fuentes de datos estructurados que explota cada buscador? ¿Qué consecuencias crees que tiene esa dependencia de fuentes externas?</text:p>
        </text:list-item>
        <text:list-item>
          <text:p text:style-name="P13">¿Existe alguna tarea en la que no hayas usado consultas textuales sino otro tipo de información, p.ej. Imágenes? ¿Qué diferencias has percibido al resolver esa tarea sin usar texto?</text:p>
        </text:list-item>
      </text:list>
      <text:h text:style-name="P2" text:outline-level="1"><text:span text:style-name="T1">Resolución de tareas</text:span></text:h>
      <text:p text:style-name="P24">Greyhound (inglés, Google)</text:p>
      <text:list xml:id="list2671740991" text:style-name="List_20_1">
        <text:list-item>
          <text:p text:style-name="P29">Consultas.</text:p>
          <text:p text:style-name="P21">“<text:span text:style-name="T4">greyhound buses”.</text:span></text:p>
        </text:list-item>
        <text:list-item>
          <text:p text:style-name="P29">Páginas exploradas.</text:p>
        </text:list-item>
        <text:list-item>
          <text:p text:style-name="P29">Ayuda proporcionada por el buscador.</text:p>
          <text:p text:style-name="P22">Infobox de Wikipedia hablando sobre Greyhound Lines.</text:p>
        </text:list-item>
        <text:list-item>
          <text:p text:style-name="P29">Respuesta final.</text:p>
        </text:list-item>
      </text:list>
      <text:p text:style-name="P25">Greyhound (castellano, Google)</text:p>
      <text:list xml:id="list133809755436758" text:continue-numbering="true" text:style-name="List_20_1">
        <text:list-item>
          <text:p text:style-name="P38">Consultas.</text:p>
          <text:p text:style-name="P22">“<text:span text:style-name="T5">greyhound autobuses”.</text:span></text:p>
        </text:list-item>
        <text:list-item>
          <text:p text:style-name="P38">Páginas exploradas.</text:p>
        </text:list-item>
        <text:list-item>
          <text:p text:style-name="P38"><text:soft-page-break/>Ayuda proporcionada por el buscador.</text:p>
          <text:p text:style-name="P23">Infobox de Wikipedia hablando sobre Greyhound Lines.</text:p>
        </text:list-item>
        <text:list-item>
          <text:p text:style-name="P38">Respuesta final.</text:p>
        </text:list-item>
      </text:list>
      <text:p text:style-name="P26"><text:span text:style-name="T3">Greyhound (</text:span><text:span text:style-name="T4">inglés</text:span><text:span text:style-name="T3">, </text:span><text:span text:style-name="T4">DuckDuckGo</text:span><text:span text:style-name="T3">)</text:span></text:p>
      <text:list xml:id="list133810437646907" text:continue-numbering="true" text:style-name="List_20_1">
        <text:list-item>
          <text:p text:style-name="P38">Consultas.</text:p>
          <text:p text:style-name="P22">“<text:span text:style-name="T5">greyhound buses”.</text:span></text:p>
        </text:list-item>
        <text:list-item>
          <text:p text:style-name="P38">Páginas exploradas.</text:p>
        </text:list-item>
        <text:list-item>
          <text:p text:style-name="P38">Ayuda proporcionada por el buscador.</text:p>
          <text:p text:style-name="P27"><text:span text:style-name="T4">Infobox de Wikipedia hablando sobre Greyhound Lines.</text:span> </text:p>
        </text:list-item>
        <text:list-item>
          <text:p text:style-name="P38">Respuesta final.</text:p>
        </text:list-item>
      </text:list>
      <text:p text:style-name="P26"><text:span text:style-name="T3">Greyhound (</text:span><text:span text:style-name="T4">castellano</text:span><text:span text:style-name="T3">, </text:span><text:span text:style-name="T4">DuckDuckGo</text:span><text:span text:style-name="T3">)</text:span></text:p>
      <text:list xml:id="list133811797542262" text:continue-numbering="true" text:style-name="List_20_1">
        <text:list-item>
          <text:p text:style-name="P38">Consultas.</text:p>
          <text:p text:style-name="P22">“<text:span text:style-name="T5">greyhound autobuses”.</text:span></text:p>
        </text:list-item>
        <text:list-item>
          <text:p text:style-name="P38">Páginas exploradas.</text:p>
        </text:list-item>
        <text:list-item>
          <text:p text:style-name="P38">Ayuda proporcionada por el buscador.</text:p>
          <text:p text:style-name="P27">Ninguna.</text:p>
        </text:list-item>
        <text:list-item>
          <text:p text:style-name="P38">Respuesta final.</text:p>
        </text:list-item>
      </text:list>
      <text:p text:style-name="P28"><text:span text:style-name="T7">Cornell</text:span><text:span text:style-name="T6"> (inglés, Google)</text:span></text:p>
      <text:list xml:id="list133810570651836" text:continue-numbering="true" text:style-name="List_20_1">
        <text:list-item>
          <text:p text:style-name="P30">Consultas.</text:p>
          <text:p text:style-name="P4">“<text:span text:style-name="T16">cornell university founder”.</text:span></text:p>
          <text:p text:style-name="P4">“<text:span text:style-name="T16">ezra cornell house”.</text:span></text:p>
          <text:p text:style-name="P4">“<text:span text:style-name="T17">delta phi fraternity </text:span><text:span text:style-name="T29">llenroc</text:span><text:span text:style-name="T17">”.</text:span></text:p>
        </text:list-item>
        <text:list-item>
          <text:p text:style-name="P30">Páginas exploradas.</text:p>
        </text:list-item>
        <text:list-item>
          <text:p text:style-name="P30">Ayuda proporcionada por el buscador.</text:p>
          <text:p text:style-name="P6">Infobox con los nombres de ambos fundadores de la Cornell University: Ezra Cornell y Andrew Dickson White.</text:p>
        </text:list-item>
        <text:list-item>
          <text:p text:style-name="P30">Respuesta final.</text:p>
        </text:list-item>
      </text:list>
      <text:p text:style-name="P39"><text:span text:style-name="T7">Cornell</text:span><text:span text:style-name="T6"> (</text:span><text:span text:style-name="T8">castellano</text:span><text:span text:style-name="T6">, Google)</text:span></text:p>
      <text:list xml:id="list133810741321424" text:continue-numbering="true" text:style-name="List_20_1">
        <text:list-item>
          <text:p text:style-name="P31">Consultas.</text:p>
          <text:p text:style-name="P14"><text:span text:style-name="T18">“</text:span><text:span text:style-name="T19">fundador cornell university</text:span><text:span text:style-name="T20">”.</text:span></text:p>
          <text:p text:style-name="P14"><text:soft-page-break/><text:span text:style-name="T18">“</text:span><text:span text:style-name="T19">casa ezra cornell</text:span><text:span text:style-name="T20">”.</text:span></text:p>
          <text:p text:style-name="P14"><text:span text:style-name="T18">“</text:span><text:span text:style-name="T19">mansión llenroc”.</text:span></text:p>
        </text:list-item>
        <text:list-item>
          <text:p text:style-name="P31">Páginas exploradas.</text:p>
        </text:list-item>
        <text:list-item>
          <text:p text:style-name="P31">Ayuda proporcionada por el buscador.</text:p>
          <text:p text:style-name="P7">Infobox con los nombres de ambos fundadores de la Cornell University: Ezra Cornell y Andrew Dickson White. <text:span text:style-name="T17">Infobox de Wikipedia sobre la mansión Llenroc.</text:span></text:p>
        </text:list-item>
        <text:list-item>
          <text:p text:style-name="P31">Respuesta final.</text:p>
        </text:list-item>
      </text:list>
      <text:p text:style-name="P40"><text:span text:style-name="T7">Cornell</text:span><text:span text:style-name="T6"> (inglés, </text:span><text:span text:style-name="T9">DuckDuckGo</text:span><text:span text:style-name="T6">)</text:span></text:p>
      <text:list xml:id="list133811293209646" text:continue-numbering="true" text:style-name="List_20_1">
        <text:list-item>
          <text:p text:style-name="P32">Consultas.</text:p>
          <text:p text:style-name="P5">“<text:span text:style-name="T16">cornell university founder”.</text:span></text:p>
          <text:p text:style-name="P5">“<text:span text:style-name="T16">ezra cornell house”.</text:span></text:p>
          <text:p text:style-name="P5">“<text:span text:style-name="T17">delta phi fraternity </text:span><text:span text:style-name="T29">llenroc</text:span><text:span text:style-name="T17">”.</text:span></text:p>
        </text:list-item>
        <text:list-item>
          <text:p text:style-name="P32">Páginas exploradas.</text:p>
        </text:list-item>
        <text:list-item>
          <text:p text:style-name="P32">Ayuda proporcionada por el buscador.</text:p>
          <text:p text:style-name="P15"><text:span text:style-name="T20">Infobox </text:span><text:span text:style-name="T21">de la Wikipedia sobre Ezra Cornell.</text:span></text:p>
        </text:list-item>
        <text:list-item>
          <text:p text:style-name="P32">Respuesta final.</text:p>
        </text:list-item>
      </text:list>
      <text:p text:style-name="P40"><text:span text:style-name="T7">Cornell</text:span><text:span text:style-name="T6"> (</text:span><text:span text:style-name="T9">castellano</text:span><text:span text:style-name="T6">, </text:span><text:span text:style-name="T9">DuckDuckGo</text:span><text:span text:style-name="T6">)</text:span></text:p>
      <text:list xml:id="list133811467160308" text:continue-numbering="true" text:style-name="List_20_1">
        <text:list-item>
          <text:p text:style-name="P32">Consultas.</text:p>
          <text:p text:style-name="P5">“<text:span text:style-name="T17">fundador cornell university</text:span><text:span text:style-name="T16">”.</text:span></text:p>
          <text:p text:style-name="P15"><text:span text:style-name="T18">“</text:span><text:span text:style-name="T21">casa ezra cornell</text:span><text:span text:style-name="T20">”.</text:span></text:p>
          <text:p text:style-name="P15"><text:span text:style-name="T18">“</text:span><text:span text:style-name="T21">mansion llenroc</text:span><text:span text:style-name="T19">”.</text:span></text:p>
        </text:list-item>
        <text:list-item>
          <text:p text:style-name="P32">Páginas exploradas.</text:p>
        </text:list-item>
        <text:list-item>
          <text:p text:style-name="P32">Ayuda proporcionada por el buscador.</text:p>
          <text:p text:style-name="P15"><text:span text:style-name="T20">Infobox </text:span><text:span text:style-name="T21">de la Wikipedia sobre la mansión Llenroc.</text:span></text:p>
        </text:list-item>
        <text:list-item>
          <text:p text:style-name="P32">Respuesta final.</text:p>
        </text:list-item>
      </text:list>
      <text:p text:style-name="P40"><text:span text:style-name="T9">Baeza</text:span><text:span text:style-name="T6"> (inglés, Google)</text:span></text:p>
      <text:list xml:id="list133811209188817" text:continue-numbering="true" text:style-name="List_20_1">
        <text:list-item>
          <text:p text:style-name="P32">Consultas.</text:p>
          <text:p text:style-name="P15"><text:span text:style-name="T18">“</text:span><text:span text:style-name="T22">ricardo baeza yahoo</text:span><text:span text:style-name="T20">”.</text:span></text:p>
          <text:p text:style-name="P15"><text:span text:style-name="T18">“</text:span><text:span text:style-name="T22">ricardo baeza chile</text:span><text:span text:style-name="T20">”.</text:span></text:p>
        </text:list-item>
        <text:list-item>
          <text:p text:style-name="P32">Páginas exploradas.</text:p>
        </text:list-item>
        <text:list-item>
          <text:p text:style-name="P32"><text:soft-page-break/>Ayuda proporcionada por el buscador.</text:p>
          <text:p text:style-name="P15"><text:span text:style-name="T20">Infobox </text:span><text:span text:style-name="T23">de Wikipedia con información sobre el científico informático Ricardo A. Baeza-Yates.</text:span></text:p>
        </text:list-item>
        <text:list-item>
          <text:p text:style-name="P32">Respuesta final.</text:p>
        </text:list-item>
      </text:list>
      <text:p text:style-name="P41"><text:span text:style-name="T9">Baeza</text:span><text:span text:style-name="T6"> (</text:span><text:span text:style-name="T10">castellano</text:span><text:span text:style-name="T6">, Google)</text:span></text:p>
      <text:list xml:id="list133811207556071" text:continue-numbering="true" text:style-name="List_20_1">
        <text:list-item>
          <text:p text:style-name="P33">Consultas.</text:p>
          <text:p text:style-name="P16"><text:span text:style-name="T18">“</text:span><text:span text:style-name="T22">ricardo baeza yahoo</text:span><text:span text:style-name="T20">”.</text:span></text:p>
          <text:p text:style-name="P16"><text:span text:style-name="T18">“</text:span><text:span text:style-name="T22">ricardo baeza chile</text:span><text:span text:style-name="T20">”.</text:span></text:p>
        </text:list-item>
        <text:list-item>
          <text:p text:style-name="P33">Páginas exploradas.</text:p>
        </text:list-item>
        <text:list-item>
          <text:p text:style-name="P33">Ayuda proporcionada por el buscador.</text:p>
          <text:p text:style-name="P8">Infobox <text:span text:style-name="T30">de Wikipedia con información sobre el científico informático Ricardo A. Baeza-Yates.</text:span></text:p>
        </text:list-item>
        <text:list-item>
          <text:p text:style-name="P33">Respuesta final.</text:p>
        </text:list-item>
      </text:list>
      <text:p text:style-name="P41"><text:span text:style-name="T9">Baeza</text:span><text:span text:style-name="T6"> (inglés, </text:span><text:span text:style-name="T10">DuckDuckGo</text:span><text:span text:style-name="T6">)</text:span></text:p>
      <text:list xml:id="list133810608634827" text:continue-numbering="true" text:style-name="List_20_1">
        <text:list-item>
          <text:p text:style-name="P33">Consultas.</text:p>
          <text:p text:style-name="P16"><text:span text:style-name="T18">“</text:span><text:span text:style-name="T22">ricardo baeza yahoo</text:span><text:span text:style-name="T20">”.</text:span></text:p>
          <text:p text:style-name="P16"><text:span text:style-name="T18">“</text:span><text:span text:style-name="T22">ricardo baeza chile</text:span><text:span text:style-name="T20">”.</text:span></text:p>
        </text:list-item>
        <text:list-item>
          <text:p text:style-name="P33">Páginas exploradas.</text:p>
        </text:list-item>
        <text:list-item>
          <text:p text:style-name="P33">Ayuda proporcionada por el buscador.</text:p>
          <text:p text:style-name="P16"><text:span text:style-name="T20">Infobox </text:span><text:span text:style-name="T23">de Wikipedia con información e imágenes sobre el escritor cubano Ricardo Baeza Durán.</text:span></text:p>
        </text:list-item>
        <text:list-item>
          <text:p text:style-name="P33">Respuesta final.</text:p>
        </text:list-item>
      </text:list>
      <text:p text:style-name="P41"><text:span text:style-name="T9">Baeza</text:span><text:span text:style-name="T6"> (</text:span><text:span text:style-name="T10">castellano</text:span><text:span text:style-name="T6">, </text:span><text:span text:style-name="T10">DuckDuckGo</text:span><text:span text:style-name="T6">)</text:span></text:p>
      <text:list xml:id="list133810537876147" text:continue-numbering="true" text:style-name="List_20_1">
        <text:list-item>
          <text:p text:style-name="P33">Consultas.</text:p>
          <text:p text:style-name="P16"><text:span text:style-name="T18">“</text:span><text:span text:style-name="T22">ricardo baeza yahoo</text:span><text:span text:style-name="T20">”.</text:span></text:p>
          <text:p text:style-name="P16"><text:span text:style-name="T18">“</text:span><text:span text:style-name="T22">ricardo baeza chile</text:span><text:span text:style-name="T20">”.</text:span></text:p>
        </text:list-item>
        <text:list-item>
          <text:p text:style-name="P33">Páginas exploradas.</text:p>
        </text:list-item>
        <text:list-item>
          <text:p text:style-name="P33">Ayuda proporcionada por el buscador.</text:p>
          <text:p text:style-name="P16"><text:span text:style-name="T20">Infobox </text:span><text:span text:style-name="T23">de Wikipedia con información e imágenes sobre el escritor cubano Ricardo Baeza Durán.</text:span></text:p>
        </text:list-item>
        <text:list-item>
          <text:p text:style-name="P33">Respuesta final.</text:p>
        </text:list-item>
      </text:list>
      <text:p text:style-name="P42"><text:span text:style-name="T11">Time-Machine</text:span><text:span text:style-name="T6"> (inglés, Google)</text:span></text:p>
      <text:list xml:id="list133810199105099" text:continue-numbering="true" text:style-name="List_20_1">
        <text:list-item>
          <text:p text:style-name="P34"><text:soft-page-break/>Consultas.</text:p>
          <text:p text:style-name="P17"><text:span text:style-name="T18">“</text:span><text:span text:style-name="T24">time machine film cast</text:span><text:span text:style-name="T20">”.</text:span></text:p>
        </text:list-item>
        <text:list-item>
          <text:p text:style-name="P34">Páginas exploradas.</text:p>
        </text:list-item>
        <text:list-item>
          <text:p text:style-name="P34">Ayuda proporcionada por el buscador.</text:p>
          <text:p text:style-name="P17"><text:span text:style-name="T20">Infobox </text:span><text:span text:style-name="T23">de Wikipedia con información sobre </text:span><text:span text:style-name="T24">la película </text:span><text:span text:style-name="T15">La máquina del tiempo (The Time Machine)</text:span><text:span text:style-name="T31"> [2002].</text:span></text:p>
        </text:list-item>
        <text:list-item>
          <text:p text:style-name="P34">Respuesta final.</text:p>
        </text:list-item>
      </text:list>
      <text:p text:style-name="P43"><text:span text:style-name="T11">Time-Machine</text:span><text:span text:style-name="T6"> (</text:span><text:span text:style-name="T12">castellano</text:span><text:span text:style-name="T6">, Google)</text:span></text:p>
      <text:list xml:id="list133811586938027" text:continue-numbering="true" text:style-name="List_20_1">
        <text:list-item>
          <text:p text:style-name="P35">Consultas.</text:p>
          <text:p text:style-name="P18"><text:span text:style-name="T18">“</text:span><text:span text:style-name="T25">película </text:span><text:span text:style-name="T24">time machine </text:span><text:span text:style-name="T25">reparto</text:span><text:span text:style-name="T20">”.</text:span></text:p>
        </text:list-item>
        <text:list-item>
          <text:p text:style-name="P35">Páginas exploradas.</text:p>
        </text:list-item>
        <text:list-item>
          <text:p text:style-name="P35">Ayuda proporcionada por el buscador.</text:p>
          <text:p text:style-name="P18"><text:span text:style-name="T20">Infobox </text:span><text:span text:style-name="T23">de Wikipedia con información sobre </text:span><text:span text:style-name="T24">la película </text:span><text:span text:style-name="T15">La máquina del tiempo (The Time Machine)</text:span><text:span text:style-name="T31"> [2002].</text:span></text:p>
        </text:list-item>
        <text:list-item>
          <text:p text:style-name="P35">Respuesta final.</text:p>
        </text:list-item>
      </text:list>
      <text:p text:style-name="P43"><text:span text:style-name="T11">Time-Machine</text:span><text:span text:style-name="T6"> (inglés, </text:span><text:span text:style-name="T12">DuckDuckGo</text:span><text:span text:style-name="T6">)</text:span></text:p>
      <text:list xml:id="list133809776500087" text:continue-numbering="true" text:style-name="List_20_1">
        <text:list-item>
          <text:p text:style-name="P35">Consultas.</text:p>
          <text:p text:style-name="P18"><text:span text:style-name="T18">“</text:span><text:span text:style-name="T24">time machine film cast</text:span><text:span text:style-name="T20">”.</text:span></text:p>
        </text:list-item>
        <text:list-item>
          <text:p text:style-name="P35">Páginas exploradas.</text:p>
        </text:list-item>
        <text:list-item>
          <text:p text:style-name="P35">Ayuda proporcionada por el buscador.</text:p>
          <text:p text:style-name="P18"><text:span text:style-name="T20">Infobox </text:span><text:span text:style-name="T25">con imágenes de las distintas versiones de la película.</text:span></text:p>
        </text:list-item>
        <text:list-item>
          <text:p text:style-name="P35">Respuesta final.</text:p>
        </text:list-item>
      </text:list>
      <text:p text:style-name="P43"><text:span text:style-name="T11">Time-Machine</text:span><text:span text:style-name="T6"> (</text:span><text:span text:style-name="T12">castellano</text:span><text:span text:style-name="T6">, </text:span><text:span text:style-name="T12">DuckDuckGo</text:span><text:span text:style-name="T6">)</text:span></text:p>
      <text:list xml:id="list133811580545399" text:continue-numbering="true" text:style-name="List_20_1">
        <text:list-item>
          <text:p text:style-name="P35">Consultas.</text:p>
          <text:p text:style-name="P18"><text:span text:style-name="T18">“</text:span><text:span text:style-name="T25">película </text:span><text:span text:style-name="T24">time machine </text:span><text:span text:style-name="T25">reparto</text:span><text:span text:style-name="T20">”.</text:span></text:p>
        </text:list-item>
        <text:list-item>
          <text:p text:style-name="P35">Páginas exploradas.</text:p>
        </text:list-item>
        <text:list-item>
          <text:p text:style-name="P35">Ayuda proporcionada por el buscador.</text:p>
          <text:p text:style-name="P9"><text:span text:style-name="T32">N</text:span>inguna.</text:p>
        </text:list-item>
        <text:list-item>
          <text:p text:style-name="P35">Respuesta final.</text:p>
        </text:list-item>
      </text:list>
      <text:p text:style-name="P44"><text:span text:style-name="T13">NY</text:span><text:span text:style-name="T11">-M</text:span><text:span text:style-name="T13">ountains</text:span><text:span text:style-name="T6"> (inglés, Google)</text:span></text:p>
      <text:list xml:id="list133810391433492" text:continue-numbering="true" text:style-name="List_20_1">
        <text:list-item>
          <text:p text:style-name="P36"><text:soft-page-break/>Consultas.</text:p>
          <text:p text:style-name="P19"><text:span text:style-name="T18">“</text:span><text:span text:style-name="T26">tallest ny mountains</text:span><text:span text:style-name="T20">”.</text:span></text:p>
        </text:list-item>
        <text:list-item>
          <text:p text:style-name="P36">Páginas exploradas.</text:p>
          <text:p text:style-name="P12">Ninguna.</text:p>
        </text:list-item>
        <text:list-item>
          <text:p text:style-name="P36">Ayuda proporcionada por el buscador.</text:p>
          <text:p text:style-name="P19"><text:span text:style-name="T20">Infobox </text:span><text:span text:style-name="T26">con las montañas más altas de Nueva York ordenadas por tamaño en metros.</text:span></text:p>
        </text:list-item>
        <text:list-item>
          <text:p text:style-name="P36">Respuesta final.</text:p>
          <text:p text:style-name="P10">Mount Marcy: 1,629 m</text:p>
          <text:p text:style-name="P10">Algonquin Peak: 1,559 m</text:p>
          <text:p text:style-name="P10">Mount Haystack: 1,512 m</text:p>
          <text:p text:style-name="P10">Mount Skylight: 1,501 m</text:p>
          <text:p text:style-name="P10">Whiteface Mountain: 1,483 m</text:p>
        </text:list-item>
      </text:list>
      <text:p text:style-name="P45"><text:span text:style-name="T13">NY</text:span><text:span text:style-name="T11">-M</text:span><text:span text:style-name="T13">ountains</text:span><text:span text:style-name="T6"> (</text:span><text:span text:style-name="T14">castellano</text:span><text:span text:style-name="T6">, Google)</text:span></text:p>
      <text:list xml:id="list133810378256541" text:continue-numbering="true" text:style-name="List_20_1">
        <text:list-item>
          <text:p text:style-name="P37">Consultas.</text:p>
          <text:p text:style-name="P20"><text:span text:style-name="T18">“</text:span><text:span text:style-name="T27">montañas más altas nueva york</text:span><text:span text:style-name="T20">”.</text:span></text:p>
        </text:list-item>
        <text:list-item>
          <text:p text:style-name="P37">Páginas exploradas.</text:p>
          <text:p text:style-name="P12">Ninguna.</text:p>
        </text:list-item>
        <text:list-item>
          <text:p text:style-name="P37">Ayuda proporcionada por el buscador.</text:p>
          <text:p text:style-name="P20"><text:span text:style-name="T20">Infobox </text:span><text:span text:style-name="T26">con las montañas más altas de Nueva York ordenadas por tamaño en metros.</text:span></text:p>
        </text:list-item>
        <text:list-item>
          <text:p text:style-name="P37">Respuesta final.</text:p>
          <text:p text:style-name="P11">Mount Marcy: 1,629 m</text:p>
          <text:p text:style-name="P11">Algonquin Peak: 1,559 m</text:p>
          <text:p text:style-name="P11">Mount Haystack: 1,512 m</text:p>
          <text:p text:style-name="P11">Mount Skylight: 1,501 m</text:p>
          <text:p text:style-name="P11">Whiteface Mountain: 1,483 m</text:p>
        </text:list-item>
      </text:list>
      <text:p text:style-name="P45"><text:span text:style-name="T13">NY</text:span><text:span text:style-name="T11">-M</text:span><text:span text:style-name="T13">ountains</text:span><text:span text:style-name="T6"> (inglés, </text:span><text:span text:style-name="T14">DuckDuckGo</text:span><text:span text:style-name="T6">)</text:span></text:p>
      <text:list xml:id="list133811491339603" text:continue-numbering="true" text:style-name="List_20_1">
        <text:list-item>
          <text:p text:style-name="P37">Consultas.</text:p>
          <text:p text:style-name="P20"><text:span text:style-name="T18">“</text:span><text:span text:style-name="T26">tallest ny mountains</text:span><text:span text:style-name="T20">”.</text:span></text:p>
        </text:list-item>
        <text:list-item>
          <text:p text:style-name="P37">Páginas exploradas.</text:p>
        </text:list-item>
        <text:list-item>
          <text:p text:style-name="P37">Ayuda proporcionada por el buscador.</text:p>
          <text:p text:style-name="P12"><text:soft-page-break/><text:span text:style-name="T33">N</text:span>inguna.</text:p>
        </text:list-item>
        <text:list-item>
          <text:p text:style-name="P37">Respuesta final.</text:p>
          <text:p text:style-name="P11">Mount Marcy: 1,629 m</text:p>
          <text:p text:style-name="P11">Algonquin Peak: 1,559 m</text:p>
          <text:p text:style-name="P11">Mount Haystack: 1,512 m</text:p>
          <text:p text:style-name="P11">Mount Skylight: 1,501 m</text:p>
          <text:p text:style-name="P11">Whiteface Mountain: 1,483 m</text:p>
        </text:list-item>
      </text:list>
      <text:p text:style-name="P45"><text:span text:style-name="T13">NY</text:span><text:span text:style-name="T11">-M</text:span><text:span text:style-name="T13">ountains</text:span><text:span text:style-name="T6"> (</text:span><text:span text:style-name="T14">castellano</text:span><text:span text:style-name="T6">, </text:span><text:span text:style-name="T14">DuckDuckGo</text:span><text:span text:style-name="T6">)</text:span></text:p>
      <text:list xml:id="list133810564341597" text:continue-numbering="true" text:style-name="List_20_1">
        <text:list-item>
          <text:p text:style-name="P37">Consultas.</text:p>
          <text:p text:style-name="P20"><text:span text:style-name="T18">“</text:span><text:span text:style-name="T27">montañas más altas nueva york</text:span><text:span text:style-name="T20">”.</text:span></text:p>
          <text:p text:style-name="P20"><text:span text:style-name="T20">“</text:span><text:span text:style-name="T28">montañas nueva york”.</text:span></text:p>
        </text:list-item>
        <text:list-item>
          <text:p text:style-name="P37">Páginas exploradas.</text:p>
        </text:list-item>
        <text:list-item>
          <text:p text:style-name="P37">Ayuda proporcionada por el buscador.</text:p>
          <text:p text:style-name="P12"><text:span text:style-name="T33">N</text:span>inguna.</text:p>
        </text:list-item>
        <text:list-item>
          <text:p text:style-name="P37">Respuesta final.</text:p>
          <text:p text:style-name="P11">Mount Marcy: 1,629 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Calibri Light1" svg:font-family="'Calibri Light', 'Calibri Light MSFontService', sans-serif"/>
    <style:font-face style:name="Calibri" svg:font-family="Calibri, 'Calibri EmbeddedFont', 'Calibri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5:46.185324536</meta:creation-date>
    <dc:date>2020-09-21T13:35:18.005793511</dc:date>
    <meta:editing-duration>PT1H8M47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7" meta:paragraph-count="179" meta:word-count="969" meta:character-count="6102" meta:non-whitespace-character-count="5466"/>
  </office:meta>
</office:document-meta>
</file>